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5565cm" style:use-optimal-column-width="true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ObligacionesNoPagadas_Junio2021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5">
            <text:p>Boletín de Deuda Pública - OBLICACIONES NO PAGADAS Y REGISTRADAS EN PRESUPUESTOS CLAUSURADO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5">
            <text:p>Contiene los datos del Boletín de Deuda Pública referente a Obligaciones No Pagadas de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6">
            <text:p>Descripción del campo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ÁMBITO PGE/ ACREEDOR</text:p>
          </table:table-cell>
          <table:table-cell office:value-type="string" table:style-name="ce5">
            <text:p>Corresponde a obligaciones del Presupuesto General del Estado frente a otras entidades del sector público y privad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VALOR AGREGADO<text:s/></text:p>
          </table:table-cell>
          <table:table-cell office:value-type="string" table:style-name="ce5">
            <text:p>Considera la totalidad de obligaciones no pagadas y registradas en presupuestos clausurados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CONSOLIDACIÓN SECTOR PÚBLICO TOTAL<text:s/></text:p>
          </table:table-cell>
          <table:table-cell office:value-type="string" table:style-name="ce5">
            <text:p>Para consolidar a nivel de Sector Público Total se consideran operaciones entre entidades del Sector Público.<text:s/>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CONSOLIDACIÓN SECTOR PÚBLICO NO FINANCIERO<text:s/></text:p>
          </table:table-cell>
          <table:table-cell office:value-type="string" table:style-name="ce5">
            <text:p>Para consolidar a nivel de Sector Público No Financiero se consideran operaciones entre entidades del Sector Público No Financiero<text:s/>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ONSOLIDACIÓN PGE<text:s/></text:p>
          </table:table-cell>
          <table:table-cell office:value-type="string" table:style-name="ce5">
            <text:p>Para consolidar a nivel de entidades bajo el ámbito de Presupuesto General del Estado se consideran operaciones entre entidades del Presupuesto General del Estado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5:50Z</dc:date>
  </office:meta>
</office:document-meta>
</file>